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800000" style:font-name="Verdana1" fo:font-size="10.5pt" fo:font-weight="bold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80"/>
    </style:style>
    <style:style style:name="T5" style:family="text">
      <style:text-properties fo:color="#800080" style:font-name="Verdana1" fo:font-weight="bold"/>
    </style:style>
    <style:style style:name="T6" style:family="text">
      <style:text-properties fo:color="#000066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Teriyaki Chicken</text:span><text:line-break/>Crystal Miller<text:line-break/><text:line-break/>8 to 10 pieces skinless chicken – I use legs, thighs, breasts<text:line-break/>½ cup soy sauce<text:line-break/>2 T. Sucanat (you can use brown sugar)<text:line-break/>1 ½ t. ginger<text:line-break/>1 or 2 spoonfuls of chopped garlic, I use the kind from the jar<text:line-break/><text:line-break/>First thing to do is lay your chicken pieces into the crockpot. Next, mix the sauce ingredients in a small bowl. Pour these over chicken pieces. Cook this on High for 1 hour and then turn down to low and continue cooking for another 6 or 7 hours. I have served this with rice along with homemade bread and a salad or broccol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05:45.26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09" meta:character-count="556"/>
  </office:meta>
</office:document-meta>
</file>